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Webdings" svg:font-family="Webdings" style:font-adornments="Regular" style:font-charset="x-symbol"/>
    <style:font-face style:name="Lohit Hindi1" svg:font-family="'Lohit Hindi'"/>
    <style:font-face style:name="OpenSymbol1"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Preformatted_20_Text" style:master-page-name="">
      <style:paragraph-properties fo:text-align="center" style:justify-single-word="false" fo:orphans="2" fo:widows="2" style:page-number="auto" style:shadow="none"/>
      <style:text-properties fo:font-size="12pt" fo:font-weight="bold" style:font-size-asian="12pt" style:font-weight-asian="bold" style:font-size-complex="12pt" style:font-weight-complex="bold"/>
    </style:style>
    <style:style style:name="P5" style:family="paragraph" style:parent-style-name="Preformatted_20_Text">
      <style:paragraph-properties fo:break-before="page"/>
    </style:style>
    <style:style style:name="P6" style:family="paragraph" style:parent-style-name="Preformatted_20_Text">
      <style:paragraph-properties fo:text-align="center" style:justify-single-word="false" fo:break-before="page"/>
      <style:text-properties fo:font-size="12pt" fo:font-weight="bold" style:font-size-asian="12pt" style:font-weight-asian="bold" style:font-size-complex="12pt" style:font-weight-complex="bold"/>
    </style:style>
    <style:style style:name="P7" style:family="paragraph" style:parent-style-name="Preformatted_20_Text">
      <style:paragraph-properties fo:orphans="2" fo:widows="2" style:shadow="none"/>
    </style:style>
    <style:style style:name="P8" style:family="paragraph" style:parent-style-name="Preformatted_20_Text" style:list-style-name="L1"/>
    <style:style style:name="P9" style:family="paragraph" style:parent-style-name="Preformatted_20_Text" style:list-style-name="L2"/>
    <style:style style:name="P10" style:family="paragraph" style:parent-style-name="Preformatted_20_Text" style:list-style-name="L3"/>
    <style:style style:name="P11" style:family="paragraph" style:parent-style-name="Preformatted_20_Text" style:list-style-name="Checklist"/>
    <style:style style:name="P12" style:family="paragraph" style:parent-style-name="Preformatted_20_Text" style:list-style-name="Checklist">
      <style:text-properties fo:font-weight="bold" style:font-weight-asian="bold" style:font-weight-complex="bold"/>
    </style:style>
    <style:style style:name="P13" style:family="paragraph" style:parent-style-name="Preformatted_20_Text" style:list-style-name="L1">
      <style:paragraph-properties fo:orphans="2" fo:widows="2" style:shadow="none"/>
    </style:style>
    <style:style style:name="P14" style:family="paragraph" style:parent-style-name="Preformatted_20_Text">
      <style:paragraph-properties fo:text-align="center" style:justify-single-word="false" fo:break-before="page"/>
      <style:text-properties fo:font-size="12pt" fo:font-weight="bold" style:font-size-asian="12pt" style:font-weight-asian="bold" style:font-size-complex="12pt" style:font-weight-complex="bold"/>
    </style:style>
    <style:style style:name="P15" style:family="paragraph" style:parent-style-name="Footer">
      <style:text-properties fo:font-size="10pt" style:font-size-asian="10pt" style:font-size-complex="10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Webding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Webding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Webding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Webding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Webding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Web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Webding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Webding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Webding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Splitting, Cleaning, and Spikesorting</text:p>
      <text:p text:style-name="P2">Post-Recording Tools For The 128 Channel DAQ2 Recorder</text:p>
      <text:p text:style-name="P3">by</text:p>
      <text:p text:style-name="P3">Dale Shuman</text:p>
      <text:p text:style-name="P1"/>
      <text:p text:style-name="P1"/>
      <text:p text:style-name="Preformatted_20_Text">This document provides instructions on how to use a set of tools to process recordings made by the 128 channel DAQ2 recording system.</text:p>
      <text:p text:style-name="Preformatted_20_Text"/>
      <text:p text:style-name="Preformatted_20_Text">Some existing tools have been modified and new ones created. <text:s/>Tools created from existing tools, such as daq_split, retain the same name as the older ones but have a "2" added to the name, e.g., daq2_split. <text:s/>The existing utilities are unchanged and are available for processing older files. <text:s/>The new utilities do not have a "2" as part of the name.</text:p>
      <text:p text:style-name="Preformatted_20_Text"/>
      <text:p text:style-name="Preformatted_20_Text">The tools include:</text:p>
      <text:p text:style-name="Preformatted_20_Text"/>
      <text:p text:style-name="Preformatted_20_Text"><text:tab/><text:span text:style-name="T1">split_all.sh</text:span><text:tab/><text:tab/>Split multiple recordings into individual channel files.</text:p>
      <text:p text:style-name="Preformatted_20_Text"><text:tab/><text:span text:style-name="T1">daq2_split</text:span><text:tab/><text:tab/>Program that does the actual splitting. <text:s/>Called by split_all.sh, can be used standalone.</text:p>
      <text:p text:style-name="Preformatted_20_Text"><text:tab/><text:span text:style-name="T1">make_chan.sh</text:span><text:tab/><text:tab/>Make the chanlist files used for cleaning. <text:s/>Clean_rec.sh needs these.</text:p>
      <text:p text:style-name="Preformatted_20_Text"><text:tab/><text:span text:style-name="T1">clean_rec.sh</text:span><text:tab/><text:tab/>Clean all of the chan files for a recording.</text:p>
      <text:p text:style-name="Preformatted_20_Text"><text:tab/><text:span text:style-name="T1">make_label.sh</text:span><text:tab/><text:tab/>Make the label file that the spikesorter requires for a set of .chan files.</text:p>
      <text:p text:style-name="Preformatted_20_Text"/>
      <text:p text:style-name="Preformatted_20_Text"><text:tab/><text:span text:style-name="T1">do_clean_data.sh</text:span><text:tab/>Workhorse script, called by clean_rec.sh, can be used standalone.</text:p>
      <text:p text:style-name="Preformatted_20_Text"><text:tab/><text:span text:style-name="T1">do_noclean_data.sh</text:span><text:tab/>Workhorse script, called by clean_rec.sh, can be used standalone.</text:p>
      <text:p text:style-name="Preformatted_20_Text"><text:tab/><text:span text:style-name="T1">do_clean_data2.m</text:span><text:tab/>Octave script used to clean chan files, called by clean_rec.sh.</text:p>
      <text:p text:style-name="Preformatted_20_Text"/>
      <text:p text:style-name="Preformatted_20_Text">This document assumes you have created one or more experiment recordings. Instructions for running the daq2 recording software are provided in a separate document.</text:p>
      <text:p text:style-name="Preformatted_20_Text"/>
      <text:p text:style-name="Preformatted_20_Text">One of the fundamental assumptions that all of the tools make is that the initial name of the recording files conforms to a fixed format. <text:s/>The tools will not work correctly if this is not the case. <text:s/>The term "basename" is used throughout this document to refer to this. <text:s/>The basename format is:</text:p>
      <text:p text:style-name="Preformatted_20_Text"/>
      <text:p text:style-name="Preformatted_20_Text"><text:tab/>YYYY-MM-DD</text:p>
      <text:p text:style-name="Preformatted_20_Text"/>
      <text:p text:style-name="Preformatted_20_Text">which is year-month-day.</text:p>
      <text:p text:style-name="Preformatted_20_Text"/>
      <text:p text:style-name="Preformatted_20_Text">Additional fields are added to and removed from the basename at various stages in the processing.</text:p>
      <text:p text:style-name="Preformatted_20_Text"/>
      <text:p text:style-name="Preformatted_20_Text">What follows is a tutorial explaining how to use the tools using an example basename. <text:s/>Assume you have a set of three recordings for 2012-02-21:</text:p>
      <text:p text:style-name="Preformatted_20_Text"/>
      <text:p text:style-name="Preformatted_20_Text"><text:s text:c="3"/>2012-02-21_001_1-64.daq</text:p>
      <text:p text:style-name="Preformatted_20_Text"><text:s text:c="3"/>2012-02-21_001_65-128.daq</text:p>
      <text:p text:style-name="Preformatted_20_Text"/>
      <text:p text:style-name="Preformatted_20_Text"><text:s text:c="3"/>2012-02-21_002_1-64.daq</text:p>
      <text:p text:style-name="Preformatted_20_Text"><text:s text:c="3"/>2012-02-21_002_65-128.daq</text:p>
      <text:p text:style-name="Preformatted_20_Text"/>
      <text:p text:style-name="Preformatted_20_Text"><text:s text:c="3"/>2012-02-21_003_1-64.daq</text:p>
      <text:p text:style-name="Preformatted_20_Text"><text:s text:c="3"/>2012-02-21_003_65-128.daq</text:p>
      <text:p text:style-name="Preformatted_20_Text"/>
      <text:p text:style-name="Preformatted_20_Text">The recording files have the recording number and channel fields added to the basename by the daq2 program.</text:p>
      <text:p text:style-name="Preformatted_20_Text"/>
      <text:p text:style-name="P5"/>
      <text:p text:style-name="P4">SPLIT THE FILES</text:p>
      <text:p text:style-name="P7"/>
      <text:p text:style-name="P7">Each recording consists of one or two files. <text:s/>Each file contains 64 channels of data. <text:s/>The first processing step splits the channels into individual files.</text:p>
      <text:p text:style-name="P7"/>
      <text:list xml:id="list460763473" text:style-name="L1">
        <text:list-item>
          <text:p text:style-name="P13">In your directory of choice, typically in /raid/datamax on cisc3, create a dir with the basename of 2012-02-21. <text:s/>Copy the .daq files to this dir by your preferred method.</text:p>
          <text:p text:style-name="P13"/>
        </text:list-item>
        <text:list-item>
          <text:p text:style-name="P8">Open a command line window and cd to the dir with the .daq files.</text:p>
        </text:list-item>
      </text:list>
      <text:p text:style-name="Preformatted_20_Text"/>
      <text:list xml:id="list1955602812" text:continue-numbering="true" text:style-name="L1">
        <text:list-item>
          <text:p text:style-name="P8">Run the split_all.sh script to split the .daq files into separate channels by typing:</text:p>
        </text:list-item>
      </text:list>
      <text:p text:style-name="Preformatted_20_Text"/>
      <text:p text:style-name="Preformatted_20_Text"><text:tab/><text:span text:style-name="T1">split_all.sh <text:s/>001 002 003</text:span></text:p>
      <text:p text:style-name="Preformatted_20_Text"/>
      <text:p text:style-name="Preformatted_20_Text">This runs the daq2_split program for all of the recordings. <text:s/>The script will look for both 1-64 and 65-128 files, but it is not an error if any of these do not exist. <text:s/>The daq2_split program will create split dirs if they do not exist and then split the data to separate chan files. <text:s/>Some user feedback is sent to the console, such as percent complete.</text:p>
      <text:p text:style-name="Preformatted_20_Text"/>
      <text:p text:style-name="Preformatted_20_Text">After the script completes, you will have three new dirs with individual chan files in them. <text:s/>In our example, you will have:</text:p>
      <text:p text:style-name="Preformatted_20_Text"/>
      <text:p text:style-name="Preformatted_20_Text"><text:tab/>split.001/</text:p>
      <text:p text:style-name="Preformatted_20_Text"><text:tab/>split.002/</text:p>
      <text:p text:style-name="Preformatted_20_Text"><text:tab/>split.003/</text:p>
      <text:p text:style-name="Preformatted_20_Text"/>
      <text:p text:style-name="Preformatted_20_Text">A typical file in split.001 would be: <text:s/>2012-02-21_001_r_45.chan. <text:s/>The _r_ field means this is a raw file that has not been processed.</text:p>
      <text:p text:style-name="Preformatted_20_Text"/>
      <text:p text:style-name="Preformatted_20_Text">If you prefer to do this manually and have more control over the split operation and just split a few channels, or if you wish to process an older .daq file that does not have the 1-64 or 65-128 fields, you can invoke daq2_split directly. <text:s/>If, for example, you wanted to extract channel 23 from the 001 recording, you would type this:</text:p>
      <text:p text:style-name="Preformatted_20_Text"/>
      <text:p text:style-name="Preformatted_20_Text"><text:tab/><text:span text:style-name="T1">daq2_split <text:s text:c="5"/>2012-02-21_001_1-64 <text:s text:c="5"/>23</text:span></text:p>
      <text:p text:style-name="Preformatted_20_Text"/>
      <text:p text:style-name="Preformatted_20_Text">The daq2_split command is backwards compatible with .daq files from earlier recordings. <text:s/>These do not have the 1-64 and 65-128 fields. <text:s/>If these fields are missing, daq2_split assumes that it is dealing with a 1-64 channel file and names the output files accordingly.</text:p>
      <text:p text:style-name="P6">CLEAN THE FILES</text:p>
      <text:p text:style-name="Preformatted_20_Text"/>
      <text:p text:style-name="Preformatted_20_Text">Most of the raw chan files must have a cleaning process applied to them to remove noise from the data. <text:s/>Others require no processing and can be used as-is in down-stream processing.</text:p>
      <text:p text:style-name="Preformatted_20_Text"/>
      <text:list xml:id="list59153233" text:style-name="L2">
        <text:list-item>
          <text:p text:style-name="P9">Before cleaning, you need to create channel list files for each recording that tell the tools used in this step what to do. <text:s/>In our example, on a command line while in the same directory as the .daq files, type:</text:p>
        </text:list-item>
      </text:list>
      <text:p text:style-name="Preformatted_20_Text"/>
      <text:p text:style-name="Preformatted_20_Text"><text:tab/><text:span text:style-name="T1">make_chan.sh 001 002 003</text:span></text:p>
      <text:p text:style-name="Preformatted_20_Text"/>
      <text:p text:style-name="Preformatted_20_Text"><text:s text:c="3"/>This creates these files, with default values:</text:p>
      <text:p text:style-name="Preformatted_20_Text"/>
      <text:p text:style-name="Preformatted_20_Text"><text:tab/>chanlist_001_1<text:tab/><text:tab/>chanlist_002_1<text:tab/><text:tab/>chanlist_003_1</text:p>
      <text:p text:style-name="Preformatted_20_Text"><text:tab/>chanlist_001_2<text:tab/><text:tab/>chanlist_002_2<text:tab/><text:tab/>chanlist_003_2</text:p>
      <text:p text:style-name="Preformatted_20_Text"><text:tab/>chanlist_001_3<text:tab/><text:tab/>chanlist_002_3<text:tab/><text:tab/>chanlist_003_3</text:p>
      <text:p text:style-name="Preformatted_20_Text"><text:tab/>chanlist_001_4<text:tab/><text:tab/>chanlist_002_4<text:tab/><text:tab/>chanlist_003_4</text:p>
      <text:p text:style-name="Preformatted_20_Text"><text:tab/>chanlist_001_5<text:tab/><text:tab/>chanlist_002_5<text:tab/><text:tab/>chanlist_003_5</text:p>
      <text:p text:style-name="Preformatted_20_Text"><text:tab/>nocleanlist_001<text:tab/><text:tab/>nocleanlist_002<text:tab/><text:tab/>nocleanlist_003</text:p>
      <text:p text:style-name="Preformatted_20_Text"/>
      <text:p text:style-name="Preformatted_20_Text">The clean lists chanlist_*_6 and chanlist_*_7 are not created by this script since the Neptune array that will provide these channels does not exist yet. <text:s/>The code to do this is in the script, but has been commented out.</text:p>
      <text:p text:style-name="Preformatted_20_Text"/>
      <text:p text:style-name="Preformatted_20_Text">You may want to edit these to exclude some channels or you may want to delete some of them completely if you know you will not need them. <text:s/>Note that there are lists for each recording, so you can alter them without affecting processing for other recordings.</text:p>
      <text:p text:style-name="Preformatted_20_Text"/>
      <text:p text:style-name="Preformatted_20_Text">Some channels should not be cleaned. <text:s/>These are in the nocleanlist_* files. <text:s/>"Cleaning" for them means they are copied from the split dir to the clean dir.</text:p>
      <text:p text:style-name="Preformatted_20_Text"/>
      <text:p text:style-name="Preformatted_20_Text">Each channel file listed in the chanlist files must exist. <text:s/>The cleaner software will exit with an error if it cannot find a file.</text:p>
      <text:p text:style-name="Preformatted_20_Text"/>
      <text:p text:style-name="Preformatted_20_Text">Each chanlist file should contain a single line of channel numbers and two additional numbers that will be the name of files the cleaner creates. <text:s/>The default chanlist_001_1 file is this:</text:p>
      <text:p text:style-name="Preformatted_20_Text"/>
      <text:p text:style-name="Preformatted_20_Text"><text:tab/>1 2 3 4 5 6 7 8 9 10 11 12 13 14 15 16 199 198</text:p>
      <text:p text:style-name="Preformatted_20_Text"/>
      <text:p text:style-name="Preformatted_20_Text">The last two items are used to name files that the cleaner software creates. <text:s/>These will contain pass one and pass two noise data that are extracted from a raw file to create a clean file. <text:s/>The convention is that the chanlist file number is the prefix for the 99 and 98, so, for example, in the chanlist3 file, they are 399 and 398.</text:p>
      <text:p text:style-name="Preformatted_20_Text"/>
      <text:list xml:id="list80122379" text:style-name="L3">
        <text:list-item>
          <text:p text:style-name="P10">To process all of the chan files, you need to run the clean script for each recording. <text:s/>In our example, to clean the 001 recording, on a command line while in the same directory as the .daq files, type:</text:p>
        </text:list-item>
      </text:list>
      <text:p text:style-name="Preformatted_20_Text"/>
      <text:p text:style-name="Preformatted_20_Text"><text:tab/><text:span text:style-name="T1">clean_rec.sh 001</text:span></text:p>
      <text:p text:style-name="Preformatted_20_Text"/>
      <text:p text:style-name="Preformatted_20_Text">The script looks for the chanlist* files and starts a cleaning process in the background for each set of channels in the chanlist files. <text:s/>The script expects to find chanlist_*_1 - chanlist_*_7 files, but it is not an error if any of these files do not exist. <text:s/>The cleaning for each chanlist runs concurrently. <text:s/>The OS will take advantage of multiple cores to keep all of the CPUs busy. <text:s/>Output is sent to a log file named after the recording number and the channel list, such as chanlist_001_1.log. <text:s/>You can view updates to one of these in real time by typing:</text:p>
      <text:p text:style-name="Preformatted_20_Text"/>
      <text:p text:style-name="Preformatted_20_Text"><text:tab/>tail -f chanlist_001_1.log</text:p>
      <text:p text:style-name="Preformatted_20_Text"/>
      <text:p text:style-name="Preformatted_20_Text">The files in the nocleanlist file are copied as-is to the destination directory. <text:s/>Since the split directories are usually deleted later, it is safer to decouple the split and clean dirs and not have the contents of one refer to the contents of the other. <text:s/>A few duplicate files may exist, but probably not for long.</text:p>
      <text:p text:style-name="Preformatted_20_Text"><text:soft-page-break/></text:p>
      <text:p text:style-name="Preformatted_20_Text">Once the 001 recording has been cleaned, you can move on to the next one and type:</text:p>
      <text:p text:style-name="Preformatted_20_Text"/>
      <text:p text:style-name="Preformatted_20_Text"><text:tab/><text:span text:style-name="T1">clean_rec.sh 002</text:span></text:p>
      <text:p text:style-name="Preformatted_20_Text"/>
      <text:p text:style-name="Preformatted_20_Text">After that completes, type:</text:p>
      <text:p text:style-name="Preformatted_20_Text"/>
      <text:p text:style-name="Preformatted_20_Text"><text:tab/><text:span text:style-name="T1">clean_rec.sh 003</text:span></text:p>
      <text:p text:style-name="Preformatted_20_Text"/>
      <text:p text:style-name="Preformatted_20_Text">It is possible to create a script that would iterate on a set of <text:s/>recording numbers. <text:s/>This is probably counterproductive because cleaning is a very CPU-intensive operation and if you give the CPUs too much work, they spend a lot of time switching between the jobs. <text:s/>You almost certainly want to wait for the "clean_rec.sh 001" command to finish before starting the next one. <text:s/>On the other hand, if you want to start a cleaning process for all of the recordings and let it run unattended for a few hours (or a few days), you can issue all three clean_rec.sh commands in sequence.</text:p>
      <text:p text:style-name="Preformatted_20_Text"/>
      <text:p text:style-name="Preformatted_20_Text">The cleaning operations in our example will create three new dirs:</text:p>
      <text:p text:style-name="Preformatted_20_Text"/>
      <text:p text:style-name="Preformatted_20_Text"><text:s text:c="9"/>clean.001/</text:p>
      <text:p text:style-name="Preformatted_20_Text"><text:s text:c="9"/>clean.002/</text:p>
      <text:p text:style-name="Preformatted_20_Text"><text:s text:c="9"/>clean.003/</text:p>
      <text:p text:style-name="Preformatted_20_Text"/>
      <text:p text:style-name="Preformatted_20_Text">A typical file in clean.001/ would be: <text:s/>2012-02-21_001_45.chan. <text:s/>Note that the _r_ field has been removed.</text:p>
      <text:p text:style-name="Preformatted_20_Text"/>
      <text:p text:style-name="Preformatted_20_Text">If the clean_rec.sh script does more than you want, you can get a copy of this from /usr/local/bin and edit your local copy to do a subset of the operations. <text:s/>The clean_rec.sh script calls do_clean_data.sh, which in turn runs an Octave script. <text:s/>The Octave script will create dirs if they do not exist, so you don't have to do this by hand. <text:s/>If you create variations of the clean_rec.sh script, don't forget to type:</text:p>
      <text:p text:style-name="Preformatted_20_Text"/>
      <text:p text:style-name="Preformatted_20_Text"><text:s text:c="8"/>./clean_rec.sh 001</text:p>
      <text:p text:style-name="Preformatted_20_Text"><text:s text:c="8"/>./clean_rec.sh 002</text:p>
      <text:p text:style-name="Preformatted_20_Text"><text:s text:c="8"/>./clean_rec.sh 003</text:p>
      <text:p text:style-name="Preformatted_20_Text"/>
      <text:p text:style-name="Preformatted_20_Text">to run your local copy.</text:p>
      <text:p text:style-name="Preformatted_20_Text"/>
      <text:p text:style-name="Preformatted_20_Text">The do_clean_data.sh script processes the .chan files for all chanlist files. <text:s/>If you want to do this by hand for a single chanlist, on a command line while in the same directory as the .daq files, type:</text:p>
      <text:p text:style-name="Preformatted_20_Text"/>
      <text:p text:style-name="Preformatted_20_Text"><text:tab/><text:span text:style-name="T1">do_clean_data.sh <text:s text:c="4"/>2012-02-21_001 <text:s text:c="3"/>chanlist_001_1</text:span></text:p>
      <text:p text:style-name="Preformatted_20_Text"/>
      <text:p text:style-name="P6">SPIKESORTING</text:p>
      <text:p text:style-name="Preformatted_20_Text"/>
      <text:p text:style-name="Preformatted_20_Text">At this point, the recording data files have names and are in formats that the down-stream processing tools expect. <text:s/>Generally the next step is to spikesort some or all of the channels.</text:p>
      <text:p text:style-name="Preformatted_20_Text"/>
      <text:list xml:id="list724124545" text:style-name="Checklist">
        <text:list-item>
          <text:p text:style-name="P11">The spikesorter expects an input file in the directory where the .chan files reside. <text:s/>A convenience script will create this for you. <text:s/>If you want to spikesort the cleaned recording 001 files, cd to the directory with the daq files, then cd to clean.001. <text:s/>The cleaned files for recording 001 will be here. <text:s/>To create the label file, type:</text:p>
        </text:list-item>
      </text:list>
      <text:p text:style-name="Preformatted_20_Text"/>
      <text:list xml:id="list1415287910" text:continue-numbering="true" text:style-name="Checklist">
        <text:list-header>
          <text:p text:style-name="P12">make_label.sh</text:p>
        </text:list-header>
      </text:list>
      <text:p text:style-name="Preformatted_20_Text"/>
      <text:p text:style-name="Preformatted_20_Text">This script will look for a .chan file in this dir and if it finds one, it extracts the basename and creates the label file from this. <text:s/>If there are no .chan files, the script prints an error message. <text:s/>In our example, the file is:</text:p>
      <text:p text:style-name="Preformatted_20_Text"/>
      <text:p text:style-name="Preformatted_20_Text"><text:tab/>2012-02-21_001.lbl.</text:p>
      <text:p text:style-name="Preformatted_20_Text"/>
      <text:p text:style-name="Preformatted_20_Text">You can also type "make_label.sh <text:s/>some_other_name" to create a label file with a name you supply. <text:s/>Note that if this name does not conform to the naming conventions that the spikesorter expects, it may not be able to find .chan files unless you also rename them.</text:p>
      <text:p text:style-name="Preformatted_20_Text"/>
      <text:list xml:id="list1783135295" text:continue-numbering="true" text:style-name="Checklist">
        <text:list-item>
          <text:p text:style-name="P11">To start spikesorting for recording 001, run spikesort_control_panel, giving the complete path and name of the .lbl file without an extension, like so:</text:p>
        </text:list-item>
      </text:list>
      <text:p text:style-name="Preformatted_20_Text"/>
      <text:list xml:id="list875913014" text:continue-numbering="true" text:style-name="Checklist">
        <text:list-header>
          <text:p text:style-name="P12">spikesort_control_panel <text:s text:c="5"/>/raid/datamax/2012-02-21_001/clean.001/2012-02-21_001</text:p>
        </text:list-header>
      </text:list>
      <text:p text:style-name="Preformatted_20_Text"/>
      <text:p text:style-name="Preformatted_20_Text">Consult the spikesorting documentation for more information on spikesorting.</text:p>
      <text:p text:style-name="Preformatted_20_Text"/>
      <text:p text:style-name="Preformatted_20_Text">You can spikesort the raw data. <text:s/>The method is the same, cd to the split dir, use make_label.sh to create the label file, then run spikesort_control_panel, providing the complete path to the label file.</text:p>
      <text:p text:style-name="Preformatted_20_Text"/>
      <text:p text:style-name="Preformatted_20_Text">There are a variety of other existing tools, such as waveform.tcl, that can be used to access the .chan files. <text:s/>These should all function without any changes.</text:p>
      <text:p text:style-name="P5"/>
      <text:p text:style-name="Preformatted_20_Text"/>
      <text:p text:style-name="Preformatted_20_Text"/>
      <text:p text:style-name="P2">THE SHORT FORM</text:p>
      <text:p text:style-name="Preformatted_20_Text"/>
      <text:list xml:id="list406408769" text:continue-numbering="true" text:style-name="Checklist">
        <text:list-item>
          <text:p text:style-name="P11">1. <text:s text:c="2"/>Create YYYY-MM-DD dir.</text:p>
        </text:list-item>
      </text:list>
      <text:p text:style-name="Preformatted_20_Text"/>
      <text:list xml:id="list1687208155" text:continue-numbering="true" text:style-name="Checklist">
        <text:list-item>
          <text:p text:style-name="P11">2. <text:s text:c="2"/>Copy .daq files to it.</text:p>
        </text:list-item>
      </text:list>
      <text:p text:style-name="Preformatted_20_Text"/>
      <text:list xml:id="list1827919018" text:continue-numbering="true" text:style-name="Checklist">
        <text:list-item>
          <text:p text:style-name="P11">3. <text:s text:c="2"/>Start a command shell and cd to dir with .daq files.</text:p>
        </text:list-item>
      </text:list>
      <text:p text:style-name="Preformatted_20_Text"/>
      <text:list xml:id="list219006273" text:continue-numbering="true" text:style-name="Checklist">
        <text:list-item>
          <text:p text:style-name="P11">4. <text:s text:c="2"/>type: <text:s/>split_all.sh 001 002 003 <text:s/>etc., for all recordings</text:p>
        </text:list-item>
      </text:list>
      <text:p text:style-name="Preformatted_20_Text"/>
      <text:list xml:id="list417308540" text:continue-numbering="true" text:style-name="Checklist">
        <text:list-item>
          <text:p text:style-name="P11">5. <text:s text:c="2"/>type: <text:s/>make_chan.sh 001 002 003 etc., <text:s/>for all recordings</text:p>
        </text:list-item>
      </text:list>
      <text:p text:style-name="Preformatted_20_Text"/>
      <text:list xml:id="list214107714" text:continue-numbering="true" text:style-name="Checklist">
        <text:list-item>
          <text:p text:style-name="P11">6. <text:s text:c="2"/>Edit or delete chanlist* files as required</text:p>
        </text:list-item>
      </text:list>
      <text:p text:style-name="Preformatted_20_Text"/>
      <text:list xml:id="list2015637588" text:continue-numbering="true" text:style-name="Checklist">
        <text:list-item>
          <text:p text:style-name="P11">7. <text:s text:c="2"/>type: <text:s/>clean_rec.sh 001, wait for completion (or not)</text:p>
          <text:p text:style-name="P11"><text:s text:c="6"/>type: <text:s/>clean_rec.sh 002, wait for completion (or not)</text:p>
          <text:p text:style-name="P11"><text:s text:c="6"/>type: <text:s/>clean_rec.sh 003, wait for completion</text:p>
          <text:p text:style-name="P11"><text:s text:c="6"/>etc., for all recordings</text:p>
        </text:list-item>
      </text:list>
      <text:p text:style-name="Preformatted_20_Text"/>
      <text:list xml:id="list2056828330" text:continue-numbering="true" text:style-name="Checklist">
        <text:list-item>
          <text:p text:style-name="P11">8. <text:s text:c="2"/>cd to clean.001 dir</text:p>
        </text:list-item>
      </text:list>
      <text:p text:style-name="Preformatted_20_Text"/>
      <text:list xml:id="list868060354" text:continue-numbering="true" text:style-name="Checklist">
        <text:list-item>
          <text:p text:style-name="P11">9. <text:s text:c="2"/>type: make_lbl.sh</text:p>
        </text:list-item>
      </text:list>
      <text:p text:style-name="Preformatted_20_Text"/>
      <text:list xml:id="list1948273503" text:continue-numbering="true" text:style-name="Checklist">
        <text:list-item>
          <text:p text:style-name="P11">10. edit .lbl file as required.</text:p>
        </text:list-item>
      </text:list>
      <text:p text:style-name="Preformatted_20_Text"/>
      <text:list xml:id="list1306251600" text:continue-numbering="true" text:style-name="Checklist">
        <text:list-item>
          <text:p text:style-name="P11">11. spikesort_control_panel <text:s text:c="6"/>/raid/datamax/YYYY-MM-DD/clean.001/name-of-label-file-without.lbl</text:p>
        </text:list-item>
      </text:list>
      <text:p text:style-name="Preformatted_20_Text"/>
      <text:list xml:id="list1620652726" text:continue-numbering="true" text:style-name="Checklist">
        <text:list-item>
          <text:p text:style-name="P11">12. Go to 8 for 002, 003, etc.</text:p>
        </text:list-item>
      </text:list>
      <text:p text:style-name="Preformatted_20_Text"/>
      <text:p text:style-name="Preformatted_20_Text">You do have some flexibility here. <text:s/>While the order of some of the operations is fixed, they apply to a single recording. <text:s/>You could, for example, do all of the steps for just recording <text:s/>001, and then repeat the entire procedure for each subsequent recording, or <text:s/>do all of the splitting first, then clean and spikesort 001, then repeat for 002, etc.</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adornments="Regular" style:font-charset="x-symbol"/>
    <style:font-face style:name="Webdings" svg:font-family="Webdings" style:font-adornments="Regular" style:font-charset="x-symbol"/>
    <style:font-face style:name="Lohit Hindi1" svg:font-family="'Lohit Hindi'"/>
    <style:font-face style:name="OpenSymbol1"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master-page-name="">
      <style:paragraph-properties fo:margin-top="0in" fo:margin-bottom="0in" fo:orphans="2" fo:widows="2" style:page-number="auto"/>
      <style:text-properties style:font-name="Times New Roman1" fo:font-size="10pt" style:font-name-asian="Times New Roman1" style:font-size-asian="10pt" style:font-name-complex="Times New Roman1" style:font-size-complex="10pt"/>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1" fo:background-color="transparent" style:font-name-asian="OpenSymbol1" style:font-size-asian="10.5pt"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Check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Rev 1.0<text:tab/><text:page-number text:select-page="current">5</text:page-number><text:tab/>April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27T16:44:10</dc:date>
    <dc:creator>dale </dc:creator>
    <meta:generator>LibreOffice/3.5$Linux_X86_64 LibreOffice_project/350m1$Build-102</meta:generator>
    <meta:editing-duration>PT13H23M23S</meta:editing-duration>
    <meta:editing-cycles>17</meta:editing-cycles>
    <meta:printed-by>dale </meta:printed-by>
    <meta:print-date>2012-04-27T16:07:11</meta:print-date>
    <meta:document-statistic meta:table-count="0" meta:image-count="0" meta:object-count="0" meta:page-count="6" meta:paragraph-count="113" meta:word-count="1960" meta:character-count="11821" meta:non-whitespace-character-count="9744"/>
  </office:meta>
</office:document-meta>
</file>